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6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4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1" office:value-type="string" calcext:value-type="string">
            <text:p>The following are inputs from gate driver datashee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ax current [A]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Resulting Rc</text:p>
          </table:table-cell>
          <table:table-cell table:style-name="ce4" table:formula="of:=15/[.B3]" office:value-type="float" office:value="7.5" calcext:value-type="float">
            <text:p>7.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Max sink current [A]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/>
          <table:table-cell table:style-name="ce2" office:value-type="string" calcext:value-type="string">
            <text:p>Resulting Rd</text:p>
          </table:table-cell>
          <table:table-cell table:style-name="ce4" table:formula="of:=15/[.B4]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The following is input from FET datasheet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Gate resistance [R]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/>
          <table:table-cell table:style-name="ce2" office:value-type="string" calcext:value-type="string">
            <text:p>Resulting Rgi</text:p>
          </table:table-cell>
          <table:table-cell table:style-name="ce4" table:formula="of:=[.B7]/[.B11]" office:value-type="float" office:value="0.6" calcext:value-type="float">
            <text:p>0.6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Ciss [nF]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2"/>
          <table:table-cell table:style-name="ce2" office:value-type="string" calcext:value-type="string">
            <text:p>Resulting Ciss</text:p>
          </table:table-cell>
          <table:table-cell table:style-name="ce4" table:formula="of:=[.B8]*[.B11]" office:value-type="float" office:value="34.2" calcext:value-type="float">
            <text:p>34.2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The following is input from Schematic - MP2 has 3 paralell FETs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2" office:value-type="string" calcext:value-type="string">
            <text:p>Number of FETs per Group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" office:value-type="string" calcext:value-type="string">
            <text:p>Play around with this value until you get the desired time cosntant (just above 300 is recommended)</text:p>
          </table:table-cell>
          <table:table-cell table:style-name="ce2"/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table:style-name="ce2" office:value-type="string" calcext:value-type="string">
            <text:p>External resistance [R]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/>
          <table:table-cell table:style-name="ce2" office:value-type="string" calcext:value-type="string">
            <text:p>Resulting Rge</text:p>
          </table:table-cell>
          <table:table-cell table:style-name="ce4" table:formula="of:=[.B14]/3" office:value-type="float" office:value="2.26666666666667" calcext:value-type="float">
            <text:p>2.26666666666667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charge [ns]</text:p>
          </table:table-cell>
          <table:table-cell/>
          <table:table-cell table:style-name="ce5" table:formula="of:=([.F3]+[.F7]+[.F14])*[.F8]" office:value-type="float" office:value="354.54" calcext:value-type="float">
            <text:p>354.54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discharge [ns]</text:p>
          </table:table-cell>
          <table:table-cell/>
          <table:table-cell table:style-name="ce5" table:formula="of:=([.F4]+[.F7]+[.F14])*[.F8]" office:value-type="float" office:value="303.24" calcext:value-type="float">
            <text:p>303.24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2" office:value-type="string" calcext:value-type="string">
            <text:p>Input fields marked green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Output fields marked yellow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ormula assumes individual gate resistors for all FET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It is recommended to use E6 or E12 series values for resistors due to availability</text:p>
          </table:table-cell>
          <table:table-cell table:number-columns-repeated="63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23:26:14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3-10-28T00:13:40.067000000</dc:date>
    <meta:editing-duration>PT7M2S</meta:editing-duration>
    <meta:editing-cycles>2</meta:editing-cycles>
    <meta:document-statistic meta:table-count="1" meta:cell-count="34" meta:object-count="0"/>
  </office:meta>
</office:document-meta>
</file>